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4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ff3333"/>
    </style:style>
    <style:style style:name="ce6" style:family="table-cell" style:parent-style-name="Default">
      <style:table-cell-properties fo:background-color="#ff3333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cc00"/>
    </style:style>
    <style:style style:name="ce9" style:family="table-cell" style:parent-style-name="Default">
      <style:text-properties fo:color="#ff3333" fo:font-weight="normal" style:font-weight-asian="normal" style:font-weight-complex="normal"/>
    </style:style>
    <style:style style:name="ce10" style:family="table-cell" style:parent-style-name="Default">
      <style:table-cell-properties fo:background-color="#0000cc"/>
    </style:style>
    <style:style style:name="ce11" style:family="table-cell" style:parent-style-name="Default"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nage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login page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E-notes ui test spread sheet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chrome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firefox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opera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funtionality/tes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mobile</text:p>
          </table:table-cell>
        </table:table-row>
      </table:table>
      <table:table table:name="week schedul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hp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5" table:number-rows-spanned="1">
            <text:p>ui</text:p>
          </table:table-cell>
          <table:covered-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3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bugs</text:p>
          </table:table-cell>
          <table:table-cell table:style-name="ce3" office:value-type="string" calcext:value-type="string">
            <text:p>featured</text:p>
          </table:table-cell>
          <table:table-cell table:style-name="ce3" table:number-columns-repeated="5"/>
          <table:table-cell table:style-name="ce3" office:value-type="string" calcext:value-type="string">
            <text:p>featrues</text:p>
          </table:table-cell>
          <table:table-cell table:style-name="ce3" office:value-type="string" calcext:value-type="string">
            <text:p>bug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input check bug</text:p>
          </table:table-cell>
          <table:table-cell table:style-name="ce9" office:value-type="string" calcext:value-type="string">
            <text:p>file download</text:p>
          </table:table-cell>
          <table:table-cell table:number-columns-repeated="5"/>
          <table:table-cell table:style-name="ce11" office:value-type="string" calcext:value-type="string">
            <text:p>move option</text:p>
          </table:table-cell>
          <table:table-cell table:style-name="ce12" office:value-type="string" calcext:value-type="string">
            <text:p>ui fire fox fi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" office:value-type="string" calcext:value-type="string">
            <text:p>file upload bug</text:p>
          </table:table-cell>
          <table:table-cell table:style-name="ce5" office:value-type="string" calcext:value-type="string">
            <text:p>share by url</text:p>
          </table:table-cell>
          <table:table-cell table:number-columns-repeated="5"/>
          <table:table-cell table:style-name="ce11"/>
          <table:table-cell table:style-name="ce12" office:value-type="string" calcext:value-type="string">
            <text:p>ui bug fix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 calcext:value-type="string">
            <text:p>sort fix</text:p>
          </table:table-cell>
          <table:table-cell table:style-name="ce5" office:value-type="string" calcext:value-type="string">
            <text:p>share to people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rename when exists</text:p>
          </table:table-cell>
          <table:table-cell table:style-name="ce5" office:value-type="string" calcext:value-type="string">
            <text:p>sub menu fav ad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fav fix</text:p>
          </table:table-cell>
          <table:table-cell table:style-name="ce5" office:value-type="string" calcext:value-type="string">
            <text:p>sub menu fav ad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5" office:value-type="string" calcext:value-type="string">
            <text:p>download fix</text:p>
          </table:table-cell>
          <table:table-cell table:style-name="ce5" office:value-type="string" calcext:value-type="string">
            <text:p>deleted to saved notes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0" office:value-type="string" calcext:value-type="string">
            <text:p>code sorting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6" office:value-type="string" calcext:value-type="string">
            <text:p>to be fix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string" calcext:value-type="string">
            <text:p>Fixed but not tested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8" office:value-type="string" calcext:value-type="string">
            <text:p>tested</text:p>
          </table:table-cell>
          <table:table-cell table:number-columns-repeated="10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file icons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file preview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roup by sharing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view details</text:p>
          </table:table-cell>
          <table:table-cell table:number-columns-repeated="6"/>
        </table:table-row>
        <table:table-row table:style-name="ro2">
          <table:table-cell table:number-columns-repeated="6"/>
          <table:table-cell office:value-type="string" calcext:value-type="string">
            <text:p>list view</text:p>
            <text:p>terms and privacy page</text:p>
            <text:p>view details</text:p>
            <text:p>shareable link popup</text:p>
            <text:p>manage page footer</text:p>
            <text:p>multi uploa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multi drag and drop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4:00:47.1808395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21:03:27.912285789</meta:creation-date>
    <dc:date>2017-01-07T14:02:08.622737266</dc:date>
    <meta:editing-duration>PT19M46S</meta:editing-duration>
    <meta:editing-cycles>16</meta:editing-cycles>
    <meta:generator>LibreOffice/5.2.2.2$Linux_X86_64 LibreOffice_project/20m0$Build-2</meta:generator>
    <meta:document-statistic meta:table-count="3" meta:cell-count="59" meta:object-count="0"/>
  </office:meta>
</office:document-meta>
</file>